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<text:tab/>2010-09-15</text:p>
      <text:p text:style-name="Standard"/>
      <text:p text:style-name="Standard">Norms of vectors</text:p>
      <text:p text:style-name="Standard"/>
      <text:p text:style-name="Standard">The (norm|length|modulus} of <text:span text:style-name="T1">x</text:span> is defined as<draw:frame draw:style-name="fr1" draw:name="Object1" text:anchor-type="as-char" svg:width="0.9835in" svg:height="0.20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The distance between <text:span text:style-name="T1">a</text:span> and <text:span text:style-name="T1">b</text:span> is <draw:frame draw:style-name="fr1" draw:name="Object2" text:anchor-type="as-char" svg:width="0.572in" svg:height="0.192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Properties of norms: </text:p>
      <text:p text:style-name="Standard"><draw:frame draw:style-name="fr2" draw:name="Object3" text:anchor-type="as-char" svg:y="0in" svg:width="1.4598in" svg:height="0.592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<draw:frame draw:style-name="fr1" draw:name="Object4" text:anchor-type="as-char" svg:width="1.048in" svg:height="0.4075in" draw:z-index="3"><draw:object xlink:href="./Object 4" xlink:type="simple" xlink:show="embed" xlink:actuate="onLoad"/><draw:image xlink:href="./ObjectReplacements/Object 4" xlink:type="simple" xlink:show="embed" xlink:actuate="onLoad"/></draw:frame> </text:p>
      <text:p text:style-name="Standard"/>
      <text:p text:style-name="Standard"/>
      <text:p text:style-name="Standard">Properties of dot-product</text:p>
      <text:p text:style-name="Standard"><draw:frame draw:style-name="fr1" draw:name="Object5" text:anchor-type="as-char" svg:width="1.9217in" svg:height="0.78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ct6" text:anchor-type="as-char" svg:width="3.5563in" svg:height="1.3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P1">Lecture 2 here</text:p>
      <text:p text:style-name="Standard"/>
      <text:p text:style-name="Standard">Let d = (…) and a = (…) in <text:span text:style-name="T2">R</text:span>3</text:p>
      <text:p text:style-name="Standard">We define a line L with direction d as the set of all vectors <text:span text:style-name="T1">x</text:span> = <text:span text:style-name="T1">a</text:span> + t<text:span text:style-name="T1">d</text:span> as t <text:span text:style-name="T2">E</text:span> <text:span text:style-name="T2">R, </text:span><text:span text:style-name="T3">where </text:span><text:span text:style-name="T4">a</text:span><text:span text:style-name="T3"> belongs to L.</text:span></text:p>
      <text:p text:style-name="P2"/>
      <text:p text:style-name="P2">Component scalar functions of a vector equation are called parametric equ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15T13:31:14</meta:creation-date>
    <dc:date>2010-09-15T14:24:43</dc:date>
    <dc:creator>Sandy Maguire</dc:creator>
    <meta:editing-duration>PT00H43M22S</meta:editing-duration>
    <meta:editing-cycles>11</meta:editing-cycles>
    <meta:generator>OpenOffice.org/3.2$Unix OpenOffice.org_project/320m19$Build-9505</meta:generator>
    <meta:document-statistic meta:table-count="0" meta:image-count="0" meta:object-count="6" meta:page-count="2" meta:paragraph-count="14" meta:word-count="76" meta:character-count="393"/>
  </office:meta>
</office:document-meta>
</file>

<file path=Object 1/content.xml><?xml version="1.0" encoding="utf-8"?>
<math xmlns="http://www.w3.org/1998/Math/MathML">
  <semantics>
    <mrow>
      <mrow>
        <mi stretchy="false" mathvariant="normal">∥</mi>
        <mi>x</mi>
        <mi stretchy="false" mathvariant="normal">∥</mi>
      </mrow>
      <mi mathvariant="normal">=</mi>
      <msqrt>
        <mrow>
          <mi stretchy="false" mathvariant="normal">〈</mi>
          <mrow>
            <mi>x</mi>
            <mi>,</mi>
            <mi>x</mi>
          </mrow>
          <mi stretchy="false" mathvariant="normal">〉</mi>
        </mrow>
      </msqrt>
    </mrow>
    <annotation encoding="StarMath 5.0">ldline x rdline  = sqrt{langle x,x rangle}</annotation>
  </semantics>
</math>
</file>

<file path=Object 2/content.xml><?xml version="1.0" encoding="utf-8"?>
<math xmlns="http://www.w3.org/1998/Math/MathML">
  <semantics>
    <mrow>
      <mi stretchy="false" mathvariant="normal">∥</mi>
      <mrow>
        <mi>b</mi>
        <mi mathvariant="normal">−</mi>
        <mi>a</mi>
      </mrow>
      <mi stretchy="false" mathvariant="normal">∥</mi>
    </mrow>
    <annotation encoding="StarMath 5.0">ldline b - a rdline</annotation>
  </semantics>
</math>
</file>

<file path=Object 3/content.xml><?xml version="1.0" encoding="utf-8"?>
<math xmlns="http://www.w3.org/1998/Math/MathML">
  <semantics>
    <mtable>
      <mtr>
        <mtd>
          <mrow>
            <mn>1.</mn>
            <mrow>
              <mrow>
                <mi stretchy="false" mathvariant="normal">∥</mi>
                <mi>x</mi>
                <mi stretchy="false" mathvariant="normal">∥</mi>
              </mrow>
              <mi mathvariant="normal">≥</mi>
              <mn>0</mn>
            </mrow>
          </mrow>
        </mtd>
      </mtr>
      <mtr>
        <mtd>
          <mrow>
            <mn>2.</mn>
            <mrow>
              <mrow>
                <mi stretchy="false" mathvariant="normal">∥</mi>
                <mrow>
                  <mi>a</mi>
                  <mi>x</mi>
                </mrow>
                <mi stretchy="false" mathvariant="normal">∥</mi>
              </mrow>
              <mi mathvariant="normal">=</mi>
              <mfenced open="∣" close="∣">
                <mi>a</mi>
              </mfenced>
            </mrow>
            <mrow>
              <mi stretchy="false" mathvariant="normal">∥</mi>
              <mi>x</mi>
              <mi stretchy="false" mathvariant="normal">∥</mi>
            </mrow>
          </mrow>
        </mtd>
      </mtr>
      <mtr>
        <mtd>
          <mrow>
            <mn>3.</mn>
            <mrow>
              <mrow>
                <mi stretchy="false" mathvariant="normal">∥</mi>
                <mrow>
                  <mi>x</mi>
                  <mo stretchy="false">+</mo>
                  <mi>y</mi>
                </mrow>
                <mi stretchy="false" mathvariant="normal">∥</mi>
              </mrow>
              <mi mathvariant="normal">≤</mi>
              <mrow>
                <mrow>
                  <mi stretchy="false" mathvariant="normal">∥</mi>
                  <mi>x</mi>
                  <mi stretchy="false" mathvariant="normal">∥</mi>
                </mrow>
                <mo stretchy="false">+</mo>
                <mrow>
                  <mi stretchy="false" mathvariant="normal">∥</mi>
                  <mi>y</mi>
                  <mi stretchy="false" mathvariant="normal">∥</mi>
                </mrow>
              </mrow>
            </mrow>
          </mrow>
        </mtd>
      </mtr>
    </mtable>
    <annotation encoding="StarMath 5.0">1. ldline x rdline &gt;= 0 newline
2. ldline a x rdline = abs {a} ldline x rdline newline
3. ldline x + y rdline &lt;= ldline x rdline + ldline y rdline </annotation>
  </semantics>
</math>
</file>

<file path=Object 4/content.xml><?xml version="1.0" encoding="utf-8"?>
<math xmlns="http://www.w3.org/1998/Math/MathML">
  <semantics>
    <mrow>
      <mi>cos</mi>
      <mrow>
        <mi>c</mi>
        <mi mathvariant="normal">=</mi>
        <mfrac>
          <mrow>
            <mi stretchy="false" mathvariant="normal">〈</mi>
            <mrow>
              <mi>a</mi>
              <mi>,</mi>
              <mi>b</mi>
            </mrow>
            <mi stretchy="false" mathvariant="normal">〉</mi>
          </mrow>
          <mrow>
            <mrow>
              <mi stretchy="false" mathvariant="normal">∥</mi>
              <mi>a</mi>
              <mi stretchy="false" mathvariant="normal">∥</mi>
            </mrow>
            <mrow>
              <mi stretchy="false" mathvariant="normal">∥</mi>
              <mi>b</mi>
              <mi stretchy="false" mathvariant="normal">∥</mi>
            </mrow>
          </mrow>
        </mfrac>
      </mrow>
    </mrow>
    <annotation encoding="StarMath 5.0">cos c = langle a, b rangle over {ldline a rdline ldline b rdline  }</annotation>
  </semantics>
</math>
</file>

<file path=Object 5/content.xml><?xml version="1.0" encoding="utf-8"?>
<math xmlns="http://www.w3.org/1998/Math/MathML">
  <semantics>
    <mtable>
      <mtr>
        <mtd>
          <mrow>
            <mn>1.</mn>
            <mrow>
              <mrow>
                <mi stretchy="false" mathvariant="normal">〈</mi>
                <mrow>
                  <mi>a</mi>
                  <mi>,</mi>
                  <mi>a</mi>
                </mrow>
                <mi stretchy="false" mathvariant="normal">〉</mi>
              </mrow>
              <mi mathvariant="normal">≥</mi>
              <mn>0</mn>
            </mrow>
          </mrow>
        </mtd>
      </mtr>
      <mtr>
        <mtd>
          <mrow>
            <mn>2.</mn>
            <mrow>
              <mrow>
                <mi stretchy="false" mathvariant="normal">〈</mi>
                <mrow>
                  <mi>a</mi>
                  <mi>,</mi>
                  <mi>b</mi>
                </mrow>
                <mi stretchy="false" mathvariant="normal">〉</mi>
              </mrow>
              <mi mathvariant="normal">=</mi>
              <mrow>
                <mi stretchy="false" mathvariant="normal">〈</mi>
                <mrow>
                  <mi>b</mi>
                  <mi>,</mi>
                  <mi>a</mi>
                </mrow>
                <mi stretchy="false" mathvariant="normal">〉</mi>
              </mrow>
            </mrow>
          </mrow>
        </mtd>
      </mtr>
      <mtr>
        <mtd>
          <mrow>
            <mn>3.</mn>
            <mrow>
              <mrow>
                <mi stretchy="false" mathvariant="normal">〈</mi>
                <mrow>
                  <mrow>
                    <mi>a</mi>
                    <mo stretchy="false">+</mo>
                    <mi>b</mi>
                  </mrow>
                  <mi>,</mi>
                  <mi>c</mi>
                </mrow>
                <mi stretchy="false" mathvariant="normal">〉</mi>
              </mrow>
              <mi mathvariant="normal">=</mi>
              <mrow>
                <mrow>
                  <mi stretchy="false" mathvariant="normal">〈</mi>
                  <mrow>
                    <mi>a</mi>
                    <mi>,</mi>
                    <mi>c</mi>
                  </mrow>
                  <mi stretchy="false" mathvariant="normal">〉</mi>
                </mrow>
                <mo stretchy="false">+</mo>
                <mrow>
                  <mi stretchy="false" mathvariant="normal">〈</mi>
                  <mrow>
                    <mi>b</mi>
                    <mi>,</mi>
                    <mi>c</mi>
                  </mrow>
                  <mi stretchy="false" mathvariant="normal">〉</mi>
                </mrow>
              </mrow>
            </mrow>
          </mrow>
        </mtd>
      </mtr>
      <mtr>
        <mtd>
          <mrow>
            <mn>4.</mn>
            <mrow>
              <mrow>
                <mi stretchy="false" mathvariant="normal">〈</mi>
                <mrow>
                  <mi>s</mi>
                  <mi>a</mi>
                  <mi>,</mi>
                  <mi>b</mi>
                </mrow>
                <mi stretchy="false" mathvariant="normal">〉</mi>
              </mrow>
              <mi mathvariant="normal">=</mi>
              <mi>s</mi>
            </mrow>
            <mrow>
              <mi stretchy="false" mathvariant="normal">〈</mi>
              <mrow>
                <mi>a</mi>
                <mi>,</mi>
                <mi>b</mi>
              </mrow>
              <mi stretchy="false" mathvariant="normal">〉</mi>
            </mrow>
          </mrow>
        </mtd>
      </mtr>
    </mtable>
    <annotation encoding="StarMath 5.0">1. langle a, a rangle  &gt;= 0 newline
2. langle a, b rangle = langle b, a rangle newline
3. langle a + b, c rangle = langle a, c rangle + langle b, c rangle newline
4. langle s a, b rangle = s langle a, b rangle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i stretchy="false" mathvariant="normal">∥</mi>
                <mi>a</mi>
                <mi stretchy="false" mathvariant="normal">∥</mi>
              </mrow>
              <mi mathvariant="normal">=</mi>
              <mn>1,</mn>
            </mrow>
            <mrow>
              <mrow>
                <mi stretchy="false" mathvariant="normal">∥</mi>
                <mi>b</mi>
                <mi stretchy="false" mathvariant="normal">∥</mi>
              </mrow>
              <mi mathvariant="normal">=</mi>
              <mn>2,</mn>
            </mrow>
            <mrow>
              <mrow>
                <mi stretchy="false" mathvariant="normal">〈</mi>
                <mrow>
                  <mi>a</mi>
                  <mi>,</mi>
                  <mi>b</mi>
                </mrow>
                <mi stretchy="false" mathvariant="normal">〉</mi>
              </mrow>
              <mi mathvariant="normal">=</mi>
              <mn>2</mn>
            </mrow>
          </mrow>
        </mtd>
      </mtr>
      <mtr>
        <mtd>
          <mrow>
            <mi mathvariant="italic">Find</mi>
            <mrow>
              <mi stretchy="false" mathvariant="normal">〈</mi>
              <mrow>
                <mrow>
                  <mi mathvariant="normal">−</mi>
                  <mn>3a</mn>
                </mrow>
                <mo stretchy="false">+</mo>
                <mi>b</mi>
              </mrow>
              <mi stretchy="false" mathvariant="normal">〉</mi>
            </mrow>
          </mrow>
        </mtd>
      </mtr>
      <mtr>
        <mtd/>
      </mtr>
      <mtr>
        <mtd>
          <mrow>
            <msup>
              <mrow>
                <mi stretchy="false" mathvariant="normal">∥</mi>
                <mrow>
                  <mrow>
                    <mi mathvariant="normal">−</mi>
                    <mn>3a</mn>
                  </mrow>
                  <mo stretchy="false">+</mo>
                  <mi>b</mi>
                </mrow>
                <mi stretchy="false" mathvariant="normal">∥</mi>
              </mrow>
              <mn>2</mn>
            </msup>
            <mi mathvariant="normal">=</mi>
            <mrow>
              <mi stretchy="false" mathvariant="normal">〈</mi>
              <mrow>
                <mrow>
                  <mrow>
                    <mi mathvariant="normal">−</mi>
                    <mn>3A</mn>
                  </mrow>
                  <mo stretchy="false">+</mo>
                  <mi>B</mi>
                </mrow>
                <mrow>
                  <mrow>
                    <mi>,</mi>
                    <mi mathvariant="normal">−</mi>
                    <mn>3a</mn>
                  </mrow>
                  <mo stretchy="false">+</mo>
                  <mi>b</mi>
                </mrow>
              </mrow>
              <mi stretchy="false" mathvariant="normal">〉</mi>
            </mrow>
          </mrow>
        </mtd>
      </mtr>
      <mtr>
        <mtd>
          <mrow>
            <mrow>
              <mrow>
                <mrow>
                  <mrow>
                    <mi stretchy="false" mathvariant="normal">〈</mi>
                    <mrow>
                      <mrow>
                        <mi mathvariant="normal">−</mi>
                        <mn>3a</mn>
                      </mrow>
                      <mrow>
                        <mi>,</mi>
                        <mi mathvariant="normal">−</mi>
                        <mn>3a</mn>
                      </mrow>
                    </mrow>
                    <mi stretchy="false" mathvariant="normal">〉</mi>
                  </mrow>
                  <mo stretchy="false">+</mo>
                  <mrow>
                    <mi stretchy="false" mathvariant="normal">〈</mi>
                    <mrow>
                      <mrow>
                        <mi mathvariant="normal">−</mi>
                        <mn>3a</mn>
                      </mrow>
                      <mi>,</mi>
                      <mi>b</mi>
                    </mrow>
                    <mi stretchy="false" mathvariant="normal">〉</mi>
                  </mrow>
                </mrow>
                <mo stretchy="false">+</mo>
                <mrow>
                  <mi stretchy="false" mathvariant="normal">〈</mi>
                  <mrow>
                    <mi>b</mi>
                    <mrow>
                      <mi>,</mi>
                      <mi mathvariant="normal">−</mi>
                      <mn>3a</mn>
                    </mrow>
                  </mrow>
                  <mi stretchy="false" mathvariant="normal">〉</mi>
                </mrow>
              </mrow>
              <mo stretchy="false">+</mo>
              <mrow>
                <mi stretchy="false" mathvariant="normal">〈</mi>
                <mrow>
                  <mi>b</mi>
                  <mi>,</mi>
                  <mi>b</mi>
                </mrow>
                <mi stretchy="false" mathvariant="normal">〉</mi>
              </mrow>
            </mrow>
          </mrow>
        </mtd>
      </mtr>
      <mtr>
        <mtd>
          <mrow>
            <mrow>
              <mo stretchy="false">(</mo>
              <mrow>
                <mi mathvariant="normal">−</mi>
                <mn>3</mn>
              </mrow>
              <mo stretchy="false">)</mo>
            </mrow>
            <mrow>
              <mo stretchy="false">(</mo>
              <mrow>
                <mi mathvariant="normal">−</mi>
                <mn>3</mn>
              </mrow>
              <mo stretchy="false">)</mo>
            </mrow>
            <mrow>
              <mrow>
                <mi stretchy="false" mathvariant="normal">〈</mi>
                <mrow>
                  <mi>a</mi>
                  <mi>,</mi>
                  <mi>a</mi>
                </mrow>
                <mi stretchy="false" mathvariant="normal">〉</mi>
              </mrow>
              <mo stretchy="false">+</mo>
              <mrow>
                <mo stretchy="false">(</mo>
                <mrow>
                  <mi mathvariant="normal">−</mi>
                  <mn>3</mn>
                </mrow>
                <mo stretchy="false">)</mo>
              </mrow>
            </mrow>
            <mrow>
              <mrow>
                <mi stretchy="false" mathvariant="normal">〈</mi>
                <mrow>
                  <mi>a</mi>
                  <mi>,</mi>
                  <mi>b</mi>
                </mrow>
                <mi stretchy="false" mathvariant="normal">〉</mi>
              </mrow>
              <mo stretchy="false">+</mo>
              <mrow>
                <mo stretchy="false">(</mo>
                <mrow>
                  <mi mathvariant="normal">−</mi>
                  <mn>3</mn>
                </mrow>
                <mo stretchy="false">)</mo>
              </mrow>
            </mrow>
            <mrow>
              <mrow>
                <mi stretchy="false" mathvariant="normal">〈</mi>
                <mrow>
                  <mi>b</mi>
                  <mi>,</mi>
                  <mi>a</mi>
                </mrow>
                <mi stretchy="false" mathvariant="normal">〉</mi>
              </mrow>
              <mo stretchy="false">+</mo>
              <mrow>
                <mi stretchy="false" mathvariant="normal">〈</mi>
                <mrow>
                  <mi>b</mi>
                  <mi>,</mi>
                  <mi>b</mi>
                </mrow>
                <mi stretchy="false" mathvariant="normal">〉</mi>
              </mrow>
            </mrow>
          </mrow>
        </mtd>
      </mtr>
    </mtable>
    <annotation encoding="StarMath 5.0">ldline a rdline = 1, ldline b rdline = 2, langle a, b rangle = 2 newline
Find  langle -3a + b rangle newline newline

ldline -3a + b rdline ^2 = langle -3A + B, -3a + b rangle newline
= langle -3a, -3a rangle + langle -3a, b rangle + langle b, -3a rangle + langle b, b rangle newline
= (-3)(-3)langle a, a rangle + (-3)langle a, b rangle + (-3)langle b, a rangle  + langle b, b rangle newline</annotation>
  </semantics>
</math>
</file>